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pa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37" calcext:value-type="float">
            <text:p>8237</text:p>
          </table:table-cell>
          <table:table-cell office:value-type="float" office:value="8480" calcext:value-type="float">
            <text:p>8480</text:p>
          </table:table-cell>
          <table:table-cell office:value-type="float" office:value="4178" calcext:value-type="float">
            <text:p>4178</text:p>
          </table:table-cell>
          <table:table-cell office:value-type="float" office:value="2107" calcext:value-type="float">
            <text:p>2107</text:p>
          </table:table-cell>
          <table:table-cell office:value-type="float" office:value="1078" calcext:value-type="float">
            <text:p>1078</text:p>
          </table:table-cell>
          <table:table-cell office:value-type="float" office:value="560" calcext:value-type="float">
            <text:p>560</text:p>
          </table:table-cell>
          <table:table-cell office:value-type="float" office:value="312" calcext:value-type="float">
            <text:p>312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8202" calcext:value-type="float">
            <text:p>8202</text:p>
          </table:table-cell>
          <table:table-cell office:value-type="float" office:value="8348" calcext:value-type="float">
            <text:p>8348</text:p>
          </table:table-cell>
          <table:table-cell office:value-type="float" office:value="4174" calcext:value-type="float">
            <text:p>4174</text:p>
          </table:table-cell>
          <table:table-cell office:value-type="float" office:value="2101" calcext:value-type="float">
            <text:p>2101</text:p>
          </table:table-cell>
          <table:table-cell office:value-type="float" office:value="1074" calcext:value-type="float">
            <text:p>1074</text:p>
          </table:table-cell>
          <table:table-cell office:value-type="float" office:value="575" calcext:value-type="float">
            <text:p>575</text:p>
          </table:table-cell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office:value-type="float" office:value="8336" calcext:value-type="float">
            <text:p>8336</text:p>
          </table:table-cell>
          <table:table-cell table:number-columns-repeated="3"/>
          <table:table-cell office:value-type="float" office:value="559" calcext:value-type="float">
            <text:p>559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table:formula="of:=AVERAGE([.A3:.A5])" office:value-type="float" office:value="8229" calcext:value-type="float">
            <text:p>8229,00</text:p>
          </table:table-cell>
          <table:table-cell table:style-name="ce1" table:formula="of:=AVERAGE([.B3:.B5])" office:value-type="float" office:value="8388" calcext:value-type="float">
            <text:p>8388,00</text:p>
          </table:table-cell>
          <table:table-cell table:style-name="ce1" table:formula="of:=AVERAGE([.C3:.C5])" office:value-type="float" office:value="4176" calcext:value-type="float">
            <text:p>4176,00</text:p>
          </table:table-cell>
          <table:table-cell table:style-name="ce1" table:formula="of:=AVERAGE([.D3:.D5])" office:value-type="float" office:value="2104" calcext:value-type="float">
            <text:p>2104,00</text:p>
          </table:table-cell>
          <table:table-cell table:style-name="ce1" table:formula="of:=AVERAGE([.E3:.E5])" office:value-type="float" office:value="1076" calcext:value-type="float">
            <text:p>1076,00</text:p>
          </table:table-cell>
          <table:table-cell table:style-name="ce1" table:formula="of:=AVERAGE([.F3:.F5])" office:value-type="float" office:value="564.666666666667" calcext:value-type="float">
            <text:p>564,67</text:p>
          </table:table-cell>
          <table:table-cell table:style-name="ce1" table:formula="of:=AVERAGE([.G3:.G5])" office:value-type="float" office:value="312.666666666667" calcext:value-type="float">
            <text:p>312,67</text:p>
          </table:table-cell>
          <table:table-cell table:style-name="ce1" table:formula="of:=AVERAGE([.H3:.H5])" office:value-type="float" office:value="440" calcext:value-type="float">
            <text:p>440,00</text:p>
          </table:table-cell>
          <table:table-cell table:style-name="ce1" table:formula="of:=AVERAGE([.I3:.I5])" office:value-type="float" office:value="329" calcext:value-type="float">
            <text:p>329,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[.$A$7]/[.B7]" office:value-type="float" office:value="0.9810443490701" calcext:value-type="float">
            <text:p>0,9810443490701</text:p>
          </table:table-cell>
          <table:table-cell table:formula="of:=[.$A$7]/[.C7]" office:value-type="float" office:value="1.97054597701149" calcext:value-type="float">
            <text:p>1,97054597701149</text:p>
          </table:table-cell>
          <table:table-cell table:formula="of:=[.$A$7]/[.D7]" office:value-type="float" office:value="3.9111216730038" calcext:value-type="float">
            <text:p>3,9111216730038</text:p>
          </table:table-cell>
          <table:table-cell table:formula="of:=[.$A$7]/[.E7]" office:value-type="float" office:value="7.64776951672862" calcext:value-type="float">
            <text:p>7,64776951672862</text:p>
          </table:table-cell>
          <table:table-cell table:formula="of:=[.$A$7]/[.F7]" office:value-type="float" office:value="14.573199527745" calcext:value-type="float">
            <text:p>14,573199527745</text:p>
          </table:table-cell>
          <table:table-cell table:formula="of:=[.$A$7]/[.G7]" office:value-type="float" office:value="26.318763326226" calcext:value-type="float">
            <text:p>26,318763326226</text:p>
          </table:table-cell>
          <table:table-cell table:formula="of:=[.$A$7]/[.H7]" office:value-type="float" office:value="18.7022727272727" calcext:value-type="float">
            <text:p>18,7022727272727</text:p>
          </table:table-cell>
          <table:table-cell table:formula="of:=[.$A$7]/[.I7]" office:value-type="float" office:value="25.0121580547112" calcext:value-type="float">
            <text:p>25,0121580547112</text:p>
          </table:table-cell>
          <table:table-cell table:formula="of:=[.$A$7]/[.J7]" office:value-type="float" office:value="20.5725" calcext:value-type="float">
            <text:p>20,5725</text:p>
          </table:table-cell>
          <table:table-cell table:formula="of:=[.$A$7]/[.K7]" office:value-type="float" office:value="20.0707317073171" calcext:value-type="float">
            <text:p>20,07073170731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omp</text:p>
          </table:table-cell>
          <table:table-cell table:number-columns-repeated="9"/>
        </table:table-row>
        <table:table-row table:style-name="ro1">
          <table:table-cell/>
          <table:table-cell office:value-type="float" office:value="8941" calcext:value-type="float">
            <text:p>8941</text:p>
          </table:table-cell>
          <table:table-cell office:value-type="float" office:value="4472" calcext:value-type="float">
            <text:p>4472</text:p>
          </table:table-cell>
          <table:table-cell office:value-type="float" office:value="2242" calcext:value-type="float">
            <text:p>2242</text:p>
          </table:table-cell>
          <table:table-cell office:value-type="float" office:value="1127" calcext:value-type="float">
            <text:p>1127</text:p>
          </table:table-cell>
          <table:table-cell office:value-type="float" office:value="569" calcext:value-type="float">
            <text:p>569</text:p>
          </table:table-cell>
          <table:table-cell office:value-type="float" office:value="292" calcext:value-type="float">
            <text:p>292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31" calcext:value-type="float">
            <text:p>8931</text:p>
          </table:table-cell>
          <table:table-cell/>
          <table:table-cell office:value-type="float" office:value="2244" calcext:value-type="float">
            <text:p>2244</text:p>
          </table:table-cell>
          <table:table-cell office:value-type="float" office:value="1122" calcext:value-type="float">
            <text:p>1122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68" calcext:value-type="float">
            <text:p>568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12:.B14])" office:value-type="float" office:value="8936" calcext:value-type="float">
            <text:p>8936</text:p>
          </table:table-cell>
          <table:table-cell table:formula="of:=AVERAGE([.C12:.C14])" office:value-type="float" office:value="4472" calcext:value-type="float">
            <text:p>4472</text:p>
          </table:table-cell>
          <table:table-cell table:formula="of:=AVERAGE([.D12:.D14])" office:value-type="float" office:value="2243" calcext:value-type="float">
            <text:p>2243</text:p>
          </table:table-cell>
          <table:table-cell table:formula="of:=AVERAGE([.E12:.E14])" office:value-type="float" office:value="1124.5" calcext:value-type="float">
            <text:p>1124,5</text:p>
          </table:table-cell>
          <table:table-cell table:formula="of:=AVERAGE([.F12:.F14])" office:value-type="float" office:value="568" calcext:value-type="float">
            <text:p>568</text:p>
          </table:table-cell>
          <table:table-cell table:formula="of:=AVERAGE([.G12:.G14])" office:value-type="float" office:value="292" calcext:value-type="float">
            <text:p>292</text:p>
          </table:table-cell>
          <table:table-cell table:formula="of:=AVERAGE([.H12:.H14])" office:value-type="float" office:value="160.333333333333" calcext:value-type="float">
            <text:p>160,333333333333</text:p>
          </table:table-cell>
          <table:table-cell table:formula="of:=AVERAGE([.I12:.I1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[.$A$7]/[.B16]" office:value-type="float" office:value="0.920881826320501" calcext:value-type="float">
            <text:p>0,920881826320501</text:p>
          </table:table-cell>
          <table:table-cell table:formula="of:=[.$A$7]/[.C16]" office:value-type="float" office:value="1.84011627906977" calcext:value-type="float">
            <text:p>1,84011627906977</text:p>
          </table:table-cell>
          <table:table-cell table:formula="of:=[.$A$7]/[.D16]" office:value-type="float" office:value="3.66874721355328" calcext:value-type="float">
            <text:p>3,66874721355328</text:p>
          </table:table-cell>
          <table:table-cell table:formula="of:=[.$A$7]/[.E16]" office:value-type="float" office:value="7.31791907514451" calcext:value-type="float">
            <text:p>7,31791907514451</text:p>
          </table:table-cell>
          <table:table-cell table:formula="of:=[.$A$7]/[.F16]" office:value-type="float" office:value="14.487676056338" calcext:value-type="float">
            <text:p>14,487676056338</text:p>
          </table:table-cell>
          <table:table-cell table:formula="of:=[.$A$7]/[.G16]" office:value-type="float" office:value="28.1815068493151" calcext:value-type="float">
            <text:p>28,1815068493151</text:p>
          </table:table-cell>
          <table:table-cell table:formula="of:=[.$A$7]/[.H16]" office:value-type="float" office:value="51.3243243243243" calcext:value-type="float">
            <text:p>51,3243243243243</text:p>
          </table:table-cell>
          <table:table-cell table:formula="of:=[.$A$7]/[.I1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eq (6402 x 4000)</text:p>
          </table:table-cell>
          <table:table-cell table:number-columns-repeated="10"/>
        </table:table-row>
        <table:table-row table:style-name="ro1">
          <table:table-cell office:value-type="float" office:value="9706" calcext:value-type="float">
            <text:p>9706</text:p>
          </table:table-cell>
          <table:table-cell office:value-type="float" office:value="9852" calcext:value-type="float">
            <text:p>9852</text:p>
          </table:table-cell>
          <table:table-cell office:value-type="float" office:value="5217" calcext:value-type="float">
            <text:p>5217</text:p>
          </table:table-cell>
          <table:table-cell office:value-type="float" office:value="2623" calcext:value-type="float">
            <text:p>2623</text:p>
          </table:table-cell>
          <table:table-cell office:value-type="float" office:value="1332" calcext:value-type="float">
            <text:p>1332</text:p>
          </table:table-cell>
          <table:table-cell office:value-type="float" office:value="690" calcext:value-type="float">
            <text:p>690</text:p>
          </table:table-cell>
          <table:table-cell office:value-type="float" office:value="378" calcext:value-type="float">
            <text:p>378</text:p>
          </table:table-cell>
          <table:table-cell office:value-type="float" office:value="348" calcext:value-type="float">
            <text:p>348</text:p>
          </table:table-cell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table:formula="of:=[.$A$22]/[.B22]" office:value-type="float" office:value="0.985180673974827" calcext:value-type="float">
            <text:p>0,985180673974827</text:p>
          </table:table-cell>
          <table:table-cell table:formula="of:=[.$A$22]/[.C22]" office:value-type="float" office:value="1.86045620088173" calcext:value-type="float">
            <text:p>1,86045620088173</text:p>
          </table:table-cell>
          <table:table-cell table:formula="of:=[.$A$22]/[.D22]" office:value-type="float" office:value="3.70034311856653" calcext:value-type="float">
            <text:p>3,70034311856653</text:p>
          </table:table-cell>
          <table:table-cell table:formula="of:=[.$A$22]/[.E22]" office:value-type="float" office:value="7.28678678678679" calcext:value-type="float">
            <text:p>7,28678678678679</text:p>
          </table:table-cell>
          <table:table-cell table:formula="of:=[.$A$22]/[.F22]" office:value-type="float" office:value="14.0666666666667" calcext:value-type="float">
            <text:p>14,0666666666667</text:p>
          </table:table-cell>
          <table:table-cell table:formula="of:=[.$A$22]/[.G22]" office:value-type="float" office:value="25.6772486772487" calcext:value-type="float">
            <text:p>25,6772486772487</text:p>
          </table:table-cell>
          <table:table-cell table:formula="of:=[.$A$22]/[.H22]" office:value-type="float" office:value="27.8908045977011" calcext:value-type="float">
            <text:p>27,8908045977011</text:p>
          </table:table-cell>
          <table:table-cell table:formula="of:=[.$A$22]/[.I22]" office:value-type="float" office:value="25.1450777202073" calcext:value-type="float">
            <text:p>25,1450777202073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10556" calcext:value-type="float">
            <text:p>10556</text:p>
          </table:table-cell>
          <table:table-cell office:value-type="float" office:value="5583" calcext:value-type="float">
            <text:p>5583</text:p>
          </table:table-cell>
          <table:table-cell office:value-type="float" office:value="2795" calcext:value-type="float">
            <text:p>2795</text:p>
          </table:table-cell>
          <table:table-cell office:value-type="float" office:value="1400" calcext:value-type="float">
            <text:p>1400</text:p>
          </table:table-cell>
          <table:table-cell office:value-type="float" office:value="705" calcext:value-type="float">
            <text:p>705</text:p>
          </table:table-cell>
          <table:table-cell office:value-type="float" office:value="362" calcext:value-type="float">
            <text:p>362</text:p>
          </table:table-cell>
          <table:table-cell office:value-type="float" office:value="194" calcext:value-type="float">
            <text:p>194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/>
          <table:table-cell table:formula="of:=[.$A$22]/[.B26]" office:value-type="float" office:value="0.919477074649488" calcext:value-type="float">
            <text:p>0,919477074649488</text:p>
          </table:table-cell>
          <table:table-cell table:formula="of:=[.$A$22]/[.C26]" office:value-type="float" office:value="1.73849185025972" calcext:value-type="float">
            <text:p>1,73849185025972</text:p>
          </table:table-cell>
          <table:table-cell table:formula="of:=[.$A$22]/[.D26]" office:value-type="float" office:value="3.47262969588551" calcext:value-type="float">
            <text:p>3,47262969588551</text:p>
          </table:table-cell>
          <table:table-cell table:formula="of:=[.$A$22]/[.E26]" office:value-type="float" office:value="6.93285714285714" calcext:value-type="float">
            <text:p>6,93285714285714</text:p>
          </table:table-cell>
          <table:table-cell table:formula="of:=[.$A$22]/[.F26]" office:value-type="float" office:value="13.7673758865248" calcext:value-type="float">
            <text:p>13,7673758865248</text:p>
          </table:table-cell>
          <table:table-cell table:formula="of:=[.$A$22]/[.G26]" office:value-type="float" office:value="26.8121546961326" calcext:value-type="float">
            <text:p>26,8121546961326</text:p>
          </table:table-cell>
          <table:table-cell table:formula="of:=[.$A$22]/[.H26]" office:value-type="float" office:value="50.0309278350515" calcext:value-type="float">
            <text:p>50,0309278350515</text:p>
          </table:table-cell>
          <table:table-cell table:formula="of:=[.$A$22]/[.I26]" office:value-type="float" office:value="30.8126984126984" calcext:value-type="float">
            <text:p>30,812698412698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922x4000</text:p>
          </table:table-cell>
          <table:table-cell table:number-columns-repeated="10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3007" calcext:value-type="float">
            <text:p>3007</text:p>
          </table:table-cell>
          <table:table-cell office:value-type="float" office:value="1581" calcext:value-type="float">
            <text:p>1581</text:p>
          </table:table-cell>
          <table:table-cell office:value-type="float" office:value="811" calcext:value-type="float">
            <text:p>811</text:p>
          </table:table-cell>
          <table:table-cell office:value-type="float" office:value="422" calcext:value-type="float">
            <text:p>422</text:p>
          </table:table-cell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table:formula="of:=[.$A$30]/[.B30]" office:value-type="float" office:value="0.967741935483871" calcext:value-type="float">
            <text:p>0,967741935483871</text:p>
          </table:table-cell>
          <table:table-cell table:formula="of:=[.$A$30]/[.C30]" office:value-type="float" office:value="1.84060721062619" calcext:value-type="float">
            <text:p>1,84060721062619</text:p>
          </table:table-cell>
          <table:table-cell table:formula="of:=[.$A$30]/[.D30]" office:value-type="float" office:value="3.58816276202219" calcext:value-type="float">
            <text:p>3,58816276202219</text:p>
          </table:table-cell>
          <table:table-cell table:formula="of:=[.$A$30]/[.E30]" office:value-type="float" office:value="6.8957345971564" calcext:value-type="float">
            <text:p>6,8957345971564</text:p>
          </table:table-cell>
          <table:table-cell table:formula="of:=[.$A$30]/[.F30]" office:value-type="float" office:value="12.4892703862661" calcext:value-type="float">
            <text:p>12,4892703862661</text:p>
          </table:table-cell>
          <table:table-cell table:formula="of:=[.$A$30]/[.G30]" office:value-type="float" office:value="13.6619718309859" calcext:value-type="float">
            <text:p>13,6619718309859</text:p>
          </table:table-cell>
          <table:table-cell table:formula="of:=[.$A$30]/[.H30]" office:value-type="float" office:value="13.5348837209302" calcext:value-type="float">
            <text:p>13,5348837209302</text:p>
          </table:table-cell>
          <table:table-cell table:formula="of:=[.$A$30]/[.I30]" office:value-type="string" office:string-value="" calcext:value-type="error">
            <text:p>#DIV/0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14" loext:min-decimal-places="14" number:min-integer-digits="1"/>
    </number:number-style>
    <number:number-style style:name="N106">
      <number:number number:decimal-places="15" loext:min-decimal-places="15"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6" loext:min-decimal-places="16" number:min-integer-digits="1"/>
    </number:number-style>
    <number:number-style style:name="N109">
      <number:number number:decimal-places="17" loext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0:54:06.903469106</meta:creation-date>
    <dc:date>2020-04-18T00:05:07.704544128</dc:date>
    <meta:editing-duration>PT1H10M35S</meta:editing-duration>
    <meta:editing-cycles>1</meta:editing-cycles>
    <meta:document-statistic meta:table-count="1" meta:cell-count="137" meta:object-count="0"/>
    <meta:generator>LibreOffice/6.2.1.2$MacOSX_X86_64 LibreOffice_project/7bcb35dc3024a62dea0caee87020152d1ee96e71</meta:generator>
  </office:meta>
</office:document-meta>
</file>